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ocker-Compose</text:span></text:p>
            <text:p><text:span text:style-name="T1">CLI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Compose: Commands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CLI tool comes with docker fow Win/Mac, but seprate download for Linux<text:line-break/></text:p>
              </text:list-item>
              <text:list-item>
                <text:p text:style-name="P4">Not Production-Grade tool but ideal for local development and test<text:line-break/>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Compose: Commands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Common Commands:<text:line-break/><text:span text:style-name="T2">docker-compose up</text:span> #Set-up volumes/Nws and start all Containers<text:line-break/><text:line-break/><text:span text:style-name="T2">docker-compose down</text:span> #Stop all containers and remove cont/vol/NW<text:line-break/></text:p>
                <text:p text:style-name="P4"/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9T09:27:19.701704296</dc:date>
    <meta:editing-duration>PT8H48M54S</meta:editing-duration>
    <meta:editing-cycles>20</meta:editing-cycles>
    <meta:generator>LibreOffice/5.1.6.2$Linux_X86_64 LibreOffice_project/10m0$Build-2</meta:generator>
    <meta:document-statistic meta:object-count="53"/>
  </office:meta>
</office:document-meta>
</file>